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1F7FF51A131.png" manifest:media-type="image/png"/>
  <manifest:file-entry manifest:full-path="Pictures/1000000100000372000001F717192BA1.png" manifest:media-type="image/png"/>
  <manifest:file-entry manifest:full-path="Pictures/1000000100000372000001F752EBDAB6.png" manifest:media-type="image/png"/>
  <manifest:file-entry manifest:full-path="Pictures/1000000100000372000001F793E02C20.png" manifest:media-type="image/png"/>
  <manifest:file-entry manifest:full-path="Pictures/1000000100000372000001F7419675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02in" svg:width="6.6929in" svg:height="3.8165in" draw:z-index="0"><draw:image xlink:href="Pictures/1000000100000372000001F74196753E.png" xlink:type="simple" xlink:show="embed" xlink:actuate="onLoad" draw:mime-type="image/png"/></draw:frame><draw:frame draw:style-name="fr1" draw:name="Image2" text:anchor-type="char" svg:x="0in" svg:y="3.8909in" svg:width="6.6929in" svg:height="3.8165in" draw:z-index="1"><draw:image xlink:href="Pictures/1000000100000372000001F793E02C20.png" xlink:type="simple" xlink:show="embed" xlink:actuate="onLoad" draw:mime-type="image/png"/></draw:frame><draw:frame draw:style-name="fr1" draw:name="Image3" text:anchor-type="char" svg:x="-0.0791in" svg:y="7.089in" svg:width="6.6929in" svg:height="3.8165in" draw:z-index="2"><draw:image xlink:href="Pictures/1000000100000372000001F752EBDAB6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0728in" svg:y="3.7709in" svg:width="6.6929in" svg:height="3.8165in" draw:z-index="4"><draw:image xlink:href="Pictures/1000000100000372000001F717192BA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4" text:anchor-type="char" svg:x="-0.2811in" svg:y="0.1in" svg:width="6.6929in" svg:height="3.8165in" draw:z-index="3"><draw:image xlink:href="Pictures/1000000100000372000001F7FF51A1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7:00:26.238368329</meta:creation-date>
    <dc:date>2025-11-16T17:08:20.625814817</dc:date>
    <meta:editing-duration>PT5M16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